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[$Sheet1.$P2]/2" style:apply-style-name="Untitled1" style:base-cell-address="Sheet1.A2"/>
      <style:map style:condition="cell-content-is-between([$Sheet1.$P2]/2,[$Sheet1.$P2]*0.75)" style:apply-style-name="Untitled2" style:base-cell-address="Sheet1.A2"/>
      <style:map style:condition="cell-content-is-between([$Sheet1.$P2]*0.75,[$Sheet1.$P2])" style:apply-style-name="Untitled3" style:base-cell-address="Sheet1.A2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table:style-name="Default" table:number-columns-repeated="15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2:.O2])" office:value-type="float" office:value="141">
            <text:p>1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A3:.O3])" office:value-type="float" office:value="260">
            <text:p>26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A4:.O4])" office:value-type="float" office:value="228">
            <text:p>2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5:.O5])" office:value-type="float" office:value="160">
            <text:p>16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6:.O6])" office:value-type="float" office:value="208">
            <text:p>2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A7:.O7])" office:value-type="float" office:value="274">
            <text:p>2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number-columns-repeated="8" office:value-type="float" office:value="0">
            <text:p>0</text:p>
          </table:table-cell>
          <table:table-cell table:formula="of:=SUM([.A8:.O8])" office:value-type="float" office:value="310">
            <text:p>3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9:.O9])" office:value-type="float" office:value="192">
            <text:p>1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SUM([.A10:.O10])" office:value-type="float" office:value="256">
            <text:p>2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11:.O11])" office:value-type="float" office:value="115">
            <text:p>1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A12:.O12])" office:value-type="float" office:value="116">
            <text:p>11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A13:.O13])" office:value-type="float" office:value="211">
            <text:p>2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4:.O14])" office:value-type="float" office:value="110">
            <text:p>1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SUM([.A15:.O15])" office:value-type="float" office:value="189">
            <text:p>18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SUM([.A16:.O16])" office:value-type="float" office:value="215">
            <text:p>2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94bd5e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4/12/2014</text:date>, <text:time>18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2T18:09:19</meta:creation-date>
    <dc:date>2014-04-12T18:16:12</dc:date>
    <dc:creator>Saikat Gomes</dc:creator>
    <meta:editing-duration>PT00H00M12S</meta:editing-duration>
    <meta:editing-cycles>1</meta:editing-cycles>
    <meta:document-statistic meta:table-count="3" meta:cell-count="240" meta:object-count="0"/>
    <meta:generator>OpenOffice.org/3.2$Unix OpenOffice.org_project/320m19$Build-9505</meta:generator>
  </office:meta>
</office:document-meta>
</file>